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6pt" fo:font-weight="bold" officeooo:rsid="000c001c" officeooo:paragraph-rsid="000c001c" style:font-size-asian="16pt" style:font-weight-asian="bold" style:font-size-complex="16pt" style:font-weight-complex="bold"/>
    </style:style>
    <style:style style:name="P2" style:family="paragraph" style:parent-style-name="Text_20_body" style:list-style-name="L1"/>
    <style:style style:name="T1" style:family="text">
      <style:text-properties fo:font-style="italic" style:font-style-asian="italic" style:font-style-complex="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Motivos pelos quais Adotar um Pet vai Transformar sua Vida!</text:p>
      <text:p text:style-name="Text_20_body"><text:span text:style-name="T1">Descubra as razões emocionantes pelas quais adotar um pet pode trazer alegria, companheirismo e amor incondicional para sua vida.</text:span></text:p>
      <text:p text:style-name="Text_20_body"><text:span text:style-name="T1"/></text:p>
      <text:p text:style-name="Text_20_body">Adotar um pet é uma decisão que vai muito além de trazer um novo membro para a família. É uma jornada de amor, companheirismo e aprendizado mútuo. Se você está considerando dar um lar a um animal de estimação, aqui estão 10 motivos pelos quais essa experiência vai transformar sua vida de maneira especial:</text:p>
      <text:list text:style-name="L1">
        <text:list-item>
          <text:p text:style-name="P2">Amor Incondicional: Os pets adotados são mestres em oferecer amor incondicional. Eles não julgam, não importa como você esteja se sentindo ou qual foi seu dia. Seu pet estará sempre ao seu lado, pronto para confortá-lo e alegrar seus momentos.</text:p>
        </text:list-item>
        <text:list-item>
          <text:p text:style-name="P2">Companheirismo Constante: Ter um pet é ter uma companhia constante. Eles estão sempre presentes, prontos para compartilhar momentos, brincar e fazer você sorrir mesmo nos dias mais difíceis.</text:p>
        </text:list-item>
        <text:list-item>
          <text:p text:style-name="P2">Redução do Estresse: A presença de um pet pode ajudar a reduzir o estresse e a ansiedade. Acariciar um animal de estimação pode liberar hormônios que trazem uma sensação de calma e bem-estar.</text:p>
        </text:list-item>
        <text:list-item>
          <text:p text:style-name="P2">Responsabilidade e Disciplina: Cuidar de um pet requer disciplina e responsabilidade. Essa experiência pode ajudá-lo a desenvolver uma rotina mais organizada e estruturada.</text:p>
        </text:list-item>
        <text:list-item>
          <text:p text:style-name="P2">Aumento da Atividade Física: Ter um pet significa mais atividades físicas. Passeios diários, brincadeiras no parque e momentos de diversão são uma ótima forma de se manter ativo e saudável.</text:p>
        </text:list-item>
        <text:list-item>
          <text:p text:style-name="P2">Estímulo Social: Pets são ótimos para conhecer novas pessoas. Quando você passeia com seu pet, é comum fazer novas amizades com outros donos de pets.</text:p>
        </text:list-item>
        <text:list-item>
          <text:p text:style-name="P2">Alegria e Diversão: A energia contagiante dos pets traz muita alegria e diversão para o ambiente familiar. Suas traquinagens e brincadeiras são capazes de arrancar gargalhadas até nos momentos mais estressantes.</text:p>
        </text:list-item>
        <text:list-item>
          <text:p text:style-name="P2">Desenvolvimento do Senso de Empatia: Cuidar de um animal de estimação ensina o valor da empatia. Você se tornará mais sensível às necessidades do seu pet e aprenderá a se colocar no lugar dele.</text:p>
        </text:list-item>
        <text:list-item>
          <text:p text:style-name="P2">Amizade Inabalável: A amizade entre você e seu pet será inabalável. Eles estarão ao seu lado nos bons e maus momentos, sem exigir nada além do seu amor.</text:p>
        </text:list-item>
        <text:list-item>
          <text:p text:style-name="P2">Transformação de Vidas: Ao adotar um pet, você não apenas transforma a vida dele, mas também a sua própria. O vínculo criado é especial e duradouro, trazendo uma sensação de propósito e significado para sua vida.</text:p>
        </text:list-item>
      </text:list>
      <text:p text:style-name="Text_20_body">Adotar um pet é uma experiência enriquecedora e repleta de gratidão. Seja qual for o tipo de animal que você escolher, essa decisão será uma fonte inesgotável de amor e felicidade. Lembre-se de que adotar é uma responsabilidade para toda a vida, e o amor que você oferecer será retribuído com carinho, lealdade e uma amizade verdadeira.</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9T20:45:09.615000000</meta:creation-date>
    <dc:date>2023-07-29T21:01:51.088000000</dc:date>
    <meta:editing-duration>PT14M24S</meta:editing-duration>
    <meta:editing-cycles>2</meta:editing-cycles>
    <meta:generator>LibreOffice/7.5.4.2$Windows_X86_64 LibreOffice_project/36ccfdc35048b057fd9854c757a8b67ec53977b6</meta:generator>
    <meta:document-statistic meta:table-count="0" meta:image-count="0" meta:object-count="0" meta:page-count="2" meta:paragraph-count="14" meta:word-count="459" meta:character-count="2756" meta:non-whitespace-character-count="2321"/>
  </office:meta>
</office:document-meta>
</file>